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kiest Guy" svg:font-family="'Luckiest Guy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ffff" draw:marker-start-width="0.321cm" draw:marker-end-width="0.321cm" draw:fill-color="#7fffe0" draw:textarea-horizontal-align="justify" draw:textarea-vertical-align="middle" draw:auto-grow-height="false" fo:min-height="2.587cm" fo:min-width="17.356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981cm"/>
      <style:paragraph-properties style:writing-mode="lr-tb"/>
    </style:style>
    <style:style style:name="P1" style:family="paragraph">
      <loext:graphic-properties draw:fill-color="#7fffe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531a82" loext:opacity="100%" style:font-name="Luckiest Guy" fo:font-size="50pt" style:font-size-asian="50pt" style:font-size-complex="50pt"/>
    </style:style>
    <style:style style:name="T1" style:family="text">
      <style:text-properties fo:color="#531a82" loext:opacity="100%" style:font-name="Luckiest Guy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25cm" svg:height="3.231cm" svg:x="0.25cm" svg:y="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7.017cm" svg:height="3.231cm" svg:x="1cm" svg:y="0.369cm">
          <draw:text-box>
            <text:p text:style-name="P2"><text:span text:style-name="T1">Fullscreen On/Off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kiest Guy" svg:font-family="'Luckiest Guy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7cm" fo:page-height="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2T18:12:16.835000000</dc:date>
    <meta:editing-duration>PT9M46S</meta:editing-duration>
    <meta:editing-cycles>3</meta:editing-cycles>
    <meta:generator>LibreOffice/7.3.5.2$Windows_X86_64 LibreOffice_project/184fe81b8c8c30d8b5082578aee2fed2ea847c01</meta:generator>
    <meta:document-statistic meta:object-count="2"/>
  </office:meta>
</office:document-meta>
</file>